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2.95pt"/>
    </style:style>
    <style:style style:name="co2" style:family="table-column">
      <style:table-column-properties fo:break-before="auto" style:column-width="161.29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42.01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50.26pt" fo:break-before="auto" style:use-optimal-row-height="false"/>
    </style:style>
    <style:style style:name="ro6" style:family="table-row">
      <style:table-row-properties style:row-height="24.75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24.46pt" fo:break-before="auto" style:use-optimal-row-height="true"/>
    </style:style>
    <style:style style:name="ro10" style:family="table-row">
      <style:table-row-properties style:row-height="34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bcc" style:text-align-source="fix" style:repeat-content="false" fo:wrap-option="no-wrap" style:vertical-align="middle"/>
      <style:paragraph-properties fo:text-align="center" fo:margin-left="0pt"/>
      <style:text-properties style:font-name="DejaVu Sans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 Mono" fo:font-size="12pt" style:font-size-asian="12pt" style:font-size-complex="12pt"/>
    </style:style>
    <style:style style:name="ce12" style:family="table-cell" style:parent-style-name="Default">
      <style:table-cell-properties fo:background-color="#fffbcc" style:text-align-source="fix" style:repeat-content="false" fo:wrap-option="no-wrap" style:vertical-align="middle"/>
      <style:paragraph-properties fo:text-align="center" fo:margin-left="0pt"/>
      <style:text-properties style:font-name="DejaVu Sans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dfcce4" style:text-align-source="fix" style:repeat-content="false" fo:wrap-option="no-wrap" style:vertical-align="middle"/>
      <style:paragraph-properties fo:text-align="center" fo:margin-left="0pt"/>
      <style:text-properties style:font-name="DejaVu Sans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1" style:family="table-cell" style:parent-style-name="Default">
      <style:text-properties style:font-name="DejaVu Sans Mono" fo:font-size="12pt" style:font-size-asian="12pt" style:font-size-complex="12pt"/>
    </style:style>
    <style:style style:name="ce20" style:family="table-cell" style:parent-style-name="Default">
      <style:table-cell-properties fo:background-color="#dfcce4" style:text-align-source="fix" style:repeat-content="false" fo:wrap-option="no-wrap" style:vertical-align="middle"/>
      <style:paragraph-properties fo:text-align="center" fo:margin-left="0pt"/>
      <style:text-properties style:font-name="DejaVu Sans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gr1" style:family="graphic">
      <style:graphic-properties draw:stroke="solid" svg:stroke-width="2.89pt" svg:stroke-color="#000000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CHET" table:style-name="ta1">
        <table:shapes>
          <draw:frame draw:z-index="0" draw:style-name="gr1" draw:text-style-name="P1" svg:width="812.58pt" svg:height="524.55pt" svg:x="1180.86pt" svg:y="134.9pt">
            <draw:object draw:notify-on-update-of-ranges="COUCHET.D3:COUCHET.D3 COUCHET.D6:COUCHET.D6 COUCHET.D9:COUCHET.D9 COUCHET.D12:COUCHET.D12 COUCHET.D15:COUCHET.D15 COUCHET.D18:COUCHET.D18 COUCHET.D21:COUCHET.D21 COUCHET.D24:COUCHET.D24 COUCHET.D27:COUCHET.D27 COUCHET.F3:COUCHET.F3 COUCHET.F6:COUCHET.F6 COUCHET.F9:COUCHET.F9 COUCHET.F12:COUCHET.F12 COUCHET.F15:COUCHET.F15 COUCHET.F18:COUCHET.F18 COUCHET.F21:COUCHET.F21 COUCHET.F24:COUCHET.F24 COUCHET.F27:COUCHET.F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07.85pt" svg:height="453.43pt" svg:x="1188.85pt" svg:y="795.57pt">
            <draw:object draw:notify-on-update-of-ranges="COUCHET.D30:COUCHET.D30 COUCHET.D33:COUCHET.D33 COUCHET.D36:COUCHET.D36 COUCHET.D39:COUCHET.D39 COUCHET.D42:COUCHET.D42 COUCHET.D45:COUCHET.D45 COUCHET.D48:COUCHET.D48 COUCHET.D51:COUCHET.D51 COUCHET.D54:COUCHET.D54 COUCHET.F30:COUCHET.F30 COUCHET.F33:COUCHET.F33 COUCHET.F36:COUCHET.F36 COUCHET.F39:COUCHET.F39 COUCHET.F42:COUCHET.F42 COUCHET.F45:COUCHET.F45 COUCHET.F48:COUCHET.F48 COUCHET.F51:COUCHET.F51 COUCHET.F54:COUCHET.F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97.27pt" svg:height="448.44pt" svg:x="1194.75pt" svg:y="1377.64pt">
            <draw:object draw:notify-on-update-of-ranges="COUCHET.D57:COUCHET.D57 COUCHET.D60:COUCHET.D60 COUCHET.D63:COUCHET.D63 COUCHET.D66:COUCHET.D66 COUCHET.D69:COUCHET.D69 COUCHET.D72:COUCHET.D72 COUCHET.D75:COUCHET.D75 COUCHET.D78:COUCHET.D78 COUCHET.D81:COUCHET.D81 COUCHET.F57:COUCHET.F57 COUCHET.F60:COUCHET.F60 COUCHET.F63:COUCHET.F63 COUCHET.F66:COUCHET.F66 COUCHET.F69:COUCHET.F69 COUCHET.F72:COUCHET.F72 COUCHET.F75:COUCHET.F75 COUCHET.F78:COUCHET.F78 COUCHET.F81:COUCHET.F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18" table:default-cell-style-name="ce8"/>
        <table:table-column table:style-name="co1" table:number-columns-repeated="6" table:default-cell-style-name="Default"/>
        <table:table-row table:style-name="ro1">
          <table:table-cell table:style-name="ce9" office:value-type="string" calcext:value-type="string">
            <text:p>COUCHET CNN</text:p>
          </table:table-cell>
          <table:table-cell table:style-name="ce12" office:value-type="string" calcext:value-type="string" table:number-columns-spanned="5" table:number-rows-spanned="1">
            <text:p>*all use an embedding rate of 0.4, and train with 40 epochs using 9960 Raw Boss Data Cover Images</text:p>
          </table:table-cell>
          <table:covered-table-cell table:number-columns-repeated="4" table:style-name="ce5"/>
          <table:table-cell table:style-name="ce5" table:number-columns-repeated="1012"/>
          <table:table-cell table:number-columns-repeated="6"/>
        </table:table-row>
        <table:table-row table:style-name="ro2">
          <table:table-cell table:style-name="ce7" office:value-type="string" calcext:value-type="string">
            <text:p>JOB ID</text:p>
          </table:table-cell>
          <table:table-cell table:style-name="ce7" office:value-type="string" calcext:value-type="string">
            <text:p>STEGO IMAGE DATA</text:p>
          </table:table-cell>
          <table:table-cell table:style-name="ce7" office:value-type="string" calcext:value-type="string">
            <text:p>STEGO IMAGE QUANTITY</text:p>
          </table:table-cell>
          <table:table-cell table:style-name="ce7" office:value-type="string" calcext:value-type="string">
            <text:p>NUMBER of EMBEDDING KEYS </text:p>
          </table:table-cell>
          <table:table-cell table:style-name="ce7" office:value-type="string" calcext:value-type="string">
            <text:p>TEST ACCURACY</text:p>
          </table:table-cell>
          <table:table-cell table:style-name="ce7" office:value-type="string" calcext:value-type="string">
            <text:p>AVERAGE OF THREE RUNS</text:p>
          </table:table-cell>
          <table:table-cell table:style-name="ce7" table:number-columns-repeated="1012"/>
          <table:table-cell table:style-name="ce14" table:number-columns-repeated="6"/>
        </table:table-row>
        <table:table-row table:style-name="ro3">
          <table:table-cell office:value-type="float" office:value="159670" calcext:value-type="float">
            <text:p>159670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" calcext:value-type="float">
            <text:p>1</text:p>
          </table:table-cell>
          <table:table-cell office:value-type="float" office:value="0.936480040170726" calcext:value-type="float">
            <text:p>0.936480040170726</text:p>
          </table:table-cell>
          <table:table-cell table:formula="of:=AVERAGE([.E3:.E5])" office:value-type="float" office:value="0.9652690601724" calcext:value-type="float">
            <text:p>0.9652690601724</text:p>
          </table:table-cell>
          <table:table-cell table:number-columns-repeated="1018"/>
        </table:table-row>
        <table:table-row table:style-name="ro3">
          <table:table-cell office:value-type="float" office:value="159671" calcext:value-type="float">
            <text:p>159671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" calcext:value-type="float">
            <text:p>1</text:p>
          </table:table-cell>
          <table:table-cell office:value-type="float" office:value="0.984684910871203" calcext:value-type="float">
            <text:p>0.984684910871203</text:p>
          </table:table-cell>
          <table:table-cell table:number-columns-repeated="1019"/>
        </table:table-row>
        <table:table-row table:style-name="ro3">
          <table:table-cell office:value-type="float" office:value="159672" calcext:value-type="float">
            <text:p>159672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" calcext:value-type="float">
            <text:p>1</text:p>
          </table:table-cell>
          <table:table-cell office:value-type="float" office:value="0.97464222947527" calcext:value-type="float">
            <text:p>0.97464222947527</text:p>
          </table:table-cell>
          <table:table-cell table:number-columns-repeated="1019"/>
        </table:table-row>
        <table:table-row table:style-name="ro3">
          <table:table-cell office:value-type="float" office:value="161878" calcext:value-type="float">
            <text:p>161878</text:p>
          </table:table-cell>
          <table:table-cell office:value-type="string" calcext:value-type="string">
            <text:p>Hugo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790610092939697" calcext:value-type="float">
            <text:p>0.790610092939697</text:p>
          </table:table-cell>
          <table:table-cell table:formula="of:=AVERAGE([.E6:.E8])" office:value-type="float" office:value="0.755042263000757" calcext:value-type="float">
            <text:p>0.755042263000757</text:p>
          </table:table-cell>
          <table:table-cell table:number-columns-repeated="1018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07933718347681" calcext:value-type="float">
            <text:p>0.807933718347681</text:p>
          </table:table-cell>
          <table:table-cell table:number-columns-repeated="1019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666582977714893" calcext:value-type="float">
            <text:p>0.666582977714893</text:p>
          </table:table-cell>
          <table:table-cell table:number-columns-repeated="1019"/>
        </table:table-row>
        <table:table-row table:style-name="ro3">
          <table:table-cell office:value-type="float" office:value="162495" calcext:value-type="float">
            <text:p>162495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25" calcext:value-type="float">
            <text:p>25</text:p>
          </table:table-cell>
          <table:table-cell office:value-type="float" office:value="0.280371485943775" calcext:value-type="float">
            <text:p>0.280371485943775</text:p>
          </table:table-cell>
          <table:table-cell table:formula="of:=AVERAGE([.E9:.E11])" office:value-type="float" office:value="0.437834672021419" calcext:value-type="float">
            <text:p>0.437834672021419</text:p>
          </table:table-cell>
          <table:table-cell table:number-columns-repeated="1018"/>
        </table:table-row>
        <table:table-row table:style-name="ro3">
          <table:table-cell office:value-type="float" office:value="162496" calcext:value-type="float">
            <text:p>162496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25" calcext:value-type="float">
            <text:p>25</text:p>
          </table:table-cell>
          <table:table-cell office:value-type="float" office:value="0.462349397590361" calcext:value-type="float">
            <text:p>0.462349397590361</text:p>
          </table:table-cell>
          <table:table-cell table:number-columns-repeated="1019"/>
        </table:table-row>
        <table:table-row table:style-name="ro3">
          <table:table-cell office:value-type="float" office:value="162497" calcext:value-type="float">
            <text:p>162497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25" calcext:value-type="float">
            <text:p>25</text:p>
          </table:table-cell>
          <table:table-cell office:value-type="float" office:value="0.57078313253012" calcext:value-type="float">
            <text:p>0.57078313253012</text:p>
          </table:table-cell>
          <table:table-cell table:number-columns-repeated="1019"/>
        </table:table-row>
        <table:table-row table:style-name="ro3">
          <table:table-cell office:value-type="float" office:value="162309" calcext:value-type="float">
            <text:p>162309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50" calcext:value-type="float">
            <text:p>50</text:p>
          </table:table-cell>
          <table:table-cell office:value-type="float" office:value="0.204368566444643" calcext:value-type="float">
            <text:p>0.204368566444643</text:p>
          </table:table-cell>
          <table:table-cell table:formula="of:=AVERAGE([.E12:.E14])" office:value-type="float" office:value="0.242195999695173" calcext:value-type="float">
            <text:p>0.242195999695173</text:p>
          </table:table-cell>
          <table:table-cell table:number-columns-repeated="1018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50" calcext:value-type="float">
            <text:p>50</text:p>
          </table:table-cell>
          <table:table-cell office:value-type="float" office:value="0.245794627191641" calcext:value-type="float">
            <text:p>0.245794627191641</text:p>
          </table:table-cell>
          <table:table-cell table:number-columns-repeated="1019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50" calcext:value-type="float">
            <text:p>50</text:p>
          </table:table-cell>
          <table:table-cell office:value-type="float" office:value="0.276424805449236" calcext:value-type="float">
            <text:p>0.276424805449236</text:p>
          </table:table-cell>
          <table:table-cell table:number-columns-repeated="1019"/>
        </table:table-row>
        <table:table-row table:style-name="ro3">
          <table:table-cell office:value-type="float" office:value="161878" calcext:value-type="float">
            <text:p>161878</text:p>
          </table:table-cell>
          <table:table-cell office:value-type="string" calcext:value-type="string">
            <text:p>Hugo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00" calcext:value-type="float">
            <text:p>100</text:p>
          </table:table-cell>
          <table:table-cell office:value-type="float" office:value="0.343208636717224" calcext:value-type="float">
            <text:p>0.343208636717224</text:p>
          </table:table-cell>
          <table:table-cell table:formula="of:=AVERAGE([.E15:.E17])" office:value-type="float" office:value="0.25818060090768" calcext:value-type="float">
            <text:p>0.25818060090768</text:p>
          </table:table-cell>
          <table:table-cell table:number-columns-repeated="1018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00" calcext:value-type="float">
            <text:p>100</text:p>
          </table:table-cell>
          <table:table-cell office:value-type="float" office:value="0.239517951330407" calcext:value-type="float">
            <text:p>0.239517951330407</text:p>
          </table:table-cell>
          <table:table-cell table:number-columns-repeated="1019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00" calcext:value-type="float">
            <text:p>100</text:p>
          </table:table-cell>
          <table:table-cell office:value-type="float" office:value="0.191815214675409" calcext:value-type="float">
            <text:p>0.191815214675409</text:p>
          </table:table-cell>
          <table:table-cell table:number-columns-repeated="1019"/>
        </table:table-row>
        <table:table-row table:style-name="ro3">
          <table:table-cell office:value-type="float" office:value="162495" calcext:value-type="float">
            <text:p>162495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199548192771084" calcext:value-type="float">
            <text:p>0.199548192771084</text:p>
          </table:table-cell>
          <table:table-cell table:formula="of:=AVERAGE([.E18:.E20])" office:value-type="float" office:value="0.179635207496653" calcext:value-type="float">
            <text:p>0.179635207496653</text:p>
          </table:table-cell>
          <table:table-cell table:number-columns-repeated="1018"/>
        </table:table-row>
        <table:table-row table:style-name="ro3">
          <table:table-cell office:value-type="float" office:value="162496" calcext:value-type="float">
            <text:p>162496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176957831325301" calcext:value-type="float">
            <text:p>0.176957831325301</text:p>
          </table:table-cell>
          <table:table-cell table:number-columns-repeated="1019"/>
        </table:table-row>
        <table:table-row table:style-name="ro3">
          <table:table-cell office:value-type="float" office:value="162497" calcext:value-type="float">
            <text:p>162497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162399598393574" calcext:value-type="float">
            <text:p>0.162399598393574</text:p>
          </table:table-cell>
          <table:table-cell table:number-columns-repeated="1019"/>
        </table:table-row>
        <table:table-row table:style-name="ro3">
          <table:table-cell office:value-type="float" office:value="161878" calcext:value-type="float">
            <text:p>161878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000" calcext:value-type="float">
            <text:p>1000</text:p>
          </table:table-cell>
          <table:table-cell office:value-type="float" office:value="0.289909638554217" calcext:value-type="float">
            <text:p>0.289909638554217</text:p>
          </table:table-cell>
          <table:table-cell table:formula="of:=AVERAGE([.E21:.E23])" office:value-type="float" office:value="0.21795515394913" calcext:value-type="float">
            <text:p>0.21795515394913</text:p>
          </table:table-cell>
          <table:table-cell table:number-columns-repeated="1018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000" calcext:value-type="float">
            <text:p>1000</text:p>
          </table:table-cell>
          <table:table-cell office:value-type="float" office:value="0.190261044176707" calcext:value-type="float">
            <text:p>0.190261044176707</text:p>
          </table:table-cell>
          <table:table-cell table:number-columns-repeated="1019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000" calcext:value-type="float">
            <text:p>1000</text:p>
          </table:table-cell>
          <table:table-cell office:value-type="float" office:value="0.173694779116466" calcext:value-type="float">
            <text:p>0.173694779116466</text:p>
          </table:table-cell>
          <table:table-cell table:number-columns-repeated="1019"/>
        </table:table-row>
        <table:table-row table:style-name="ro3">
          <table:table-cell office:value-type="float" office:value="162495" calcext:value-type="float">
            <text:p>162495</text:p>
          </table:table-cell>
          <table:table-cell office:value-type="string" calcext:value-type="string">
            <text:p>Hugo Boss</text:p>
          </table:table-cell>
          <table:table-cell office:value-type="float" office:value="9956" calcext:value-type="float">
            <text:p>9956</text:p>
          </table:table-cell>
          <table:table-cell office:value-type="float" office:value="5000" calcext:value-type="float">
            <text:p>5000</text:p>
          </table:table-cell>
          <table:table-cell office:value-type="float" office:value="0.171686746987952" calcext:value-type="float">
            <text:p>0.171686746987952</text:p>
          </table:table-cell>
          <table:table-cell table:formula="of:=AVERAGE([.E24:.E26])" office:value-type="float" office:value="0.170097054886211" calcext:value-type="float">
            <text:p>0.170097054886211</text:p>
          </table:table-cell>
          <table:table-cell table:number-columns-repeated="1018"/>
        </table:table-row>
        <table:table-row table:style-name="ro3">
          <table:table-cell office:value-type="float" office:value="162496" calcext:value-type="float">
            <text:p>162496</text:p>
          </table:table-cell>
          <table:table-cell office:value-type="string" calcext:value-type="string">
            <text:p>Hugo Boss</text:p>
          </table:table-cell>
          <table:table-cell office:value-type="float" office:value="9956" calcext:value-type="float">
            <text:p>9956</text:p>
          </table:table-cell>
          <table:table-cell office:value-type="float" office:value="5000" calcext:value-type="float">
            <text:p>5000</text:p>
          </table:table-cell>
          <table:table-cell office:value-type="float" office:value="0.156626506024096" calcext:value-type="float">
            <text:p>0.156626506024096</text:p>
          </table:table-cell>
          <table:table-cell table:number-columns-repeated="1019"/>
        </table:table-row>
        <table:table-row table:style-name="ro3">
          <table:table-cell office:value-type="float" office:value="162497" calcext:value-type="float">
            <text:p>162497</text:p>
          </table:table-cell>
          <table:table-cell office:value-type="string" calcext:value-type="string">
            <text:p>Hugo Boss</text:p>
          </table:table-cell>
          <table:table-cell office:value-type="float" office:value="9956" calcext:value-type="float">
            <text:p>9956</text:p>
          </table:table-cell>
          <table:table-cell office:value-type="float" office:value="5000" calcext:value-type="float">
            <text:p>5000</text:p>
          </table:table-cell>
          <table:table-cell office:value-type="float" office:value="0.181977911646586" calcext:value-type="float">
            <text:p>0.181977911646586</text:p>
          </table:table-cell>
          <table:table-cell table:number-columns-repeated="1019"/>
        </table:table-row>
        <table:table-row table:style-name="ro3">
          <table:table-cell office:value-type="float" office:value="161878" calcext:value-type="float">
            <text:p>161878</text:p>
          </table:table-cell>
          <table:table-cell office:value-type="string" calcext:value-type="string">
            <text:p>Hugo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0431726907631" calcext:value-type="float">
            <text:p>0.170431726907631</text:p>
          </table:table-cell>
          <table:table-cell table:formula="of:=AVERAGE([.E27:.E29])" office:value-type="float" office:value="0.17745983935743" calcext:value-type="float">
            <text:p>0.17745983935743</text:p>
          </table:table-cell>
          <table:table-cell table:number-columns-repeated="1018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84487951807229" calcext:value-type="float">
            <text:p>0.184487951807229</text:p>
          </table:table-cell>
          <table:table-cell table:number-columns-repeated="1019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745983935743" calcext:value-type="float">
            <text:p>0.17745983935743</text:p>
          </table:table-cell>
          <table:table-cell table:number-columns-repeated="1019"/>
        </table:table-row>
        <table:table-row table:style-name="ro3">
          <table:table-cell office:value-type="float" office:value="159675" calcext:value-type="float">
            <text:p>159675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" calcext:value-type="float">
            <text:p>1</text:p>
          </table:table-cell>
          <table:table-cell office:value-type="float" office:value="0.969879518072289" calcext:value-type="float">
            <text:p>0.969879518072289</text:p>
          </table:table-cell>
          <table:table-cell table:formula="of:=AVERAGE([.E30:.E33])" office:value-type="float" office:value="0.941693005388362" calcext:value-type="float">
            <text:p>0.941693005388362</text:p>
          </table:table-cell>
          <table:table-cell table:number-columns-repeated="1018"/>
        </table:table-row>
        <table:table-row table:style-name="ro3">
          <table:table-cell office:value-type="float" office:value="159676" calcext:value-type="float">
            <text:p>159676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" calcext:value-type="float">
            <text:p>1</text:p>
          </table:table-cell>
          <table:table-cell office:value-type="float" office:value="0.988453815261044" calcext:value-type="float">
            <text:p>0.988453815261044</text:p>
          </table:table-cell>
          <table:table-cell table:number-columns-repeated="1019"/>
        </table:table-row>
        <table:table-row table:style-name="ro3">
          <table:table-cell office:value-type="float" office:value="159677" calcext:value-type="float">
            <text:p>159677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" calcext:value-type="float">
            <text:p>1</text:p>
          </table:table-cell>
          <table:table-cell office:value-type="float" office:value="0.988704819277108" calcext:value-type="float">
            <text:p>0.988704819277108</text:p>
          </table:table-cell>
          <table:table-cell table:number-columns-repeated="1019"/>
        </table:table-row>
        <table:table-row table:style-name="ro3">
          <table:table-cell office:value-type="float" office:value="161880" calcext:value-type="float">
            <text:p>161880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19733868943008" calcext:value-type="float">
            <text:p>0.819733868943008</text:p>
          </table:table-cell>
          <table:table-cell table:formula="of:=AVERAGE([.E33:.E35])" office:value-type="float" office:value="0.665076575500515" calcext:value-type="float">
            <text:p>0.665076575500515</text:p>
          </table:table-cell>
          <table:table-cell table:number-columns-repeated="1018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342957569775855" calcext:value-type="float">
            <text:p>0.342957569775855</text:p>
          </table:table-cell>
          <table:table-cell table:number-columns-repeated="1019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32538287782681" calcext:value-type="float">
            <text:p>0.832538287782681</text:p>
          </table:table-cell>
          <table:table-cell table:number-columns-repeated="1019"/>
        </table:table-row>
        <table:table-row table:style-name="ro3">
          <table:table-cell office:value-type="float" office:value="162502" calcext:value-type="float">
            <text:p>162502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25" calcext:value-type="float">
            <text:p>25</text:p>
          </table:table-cell>
          <table:table-cell office:value-type="float" office:value="0.558483935742972" calcext:value-type="float">
            <text:p>0.558483935742972</text:p>
          </table:table-cell>
          <table:table-cell table:formula="of:=AVERAGE([.E36:.E38])" office:value-type="float" office:value="0.484354082998661" calcext:value-type="float">
            <text:p>0.484354082998661</text:p>
          </table:table-cell>
          <table:table-cell table:number-columns-repeated="1018"/>
        </table:table-row>
        <table:table-row table:style-name="ro3">
          <table:table-cell office:value-type="float" office:value="162503" calcext:value-type="float">
            <text:p>162503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25" calcext:value-type="float">
            <text:p>25</text:p>
          </table:table-cell>
          <table:table-cell office:value-type="float" office:value="0.506275100401606" calcext:value-type="float">
            <text:p>0.506275100401606</text:p>
          </table:table-cell>
          <table:table-cell table:number-columns-repeated="1019"/>
        </table:table-row>
        <table:table-row table:style-name="ro3">
          <table:table-cell office:value-type="float" office:value="162504" calcext:value-type="float">
            <text:p>162504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25" calcext:value-type="float">
            <text:p>25</text:p>
          </table:table-cell>
          <table:table-cell office:value-type="float" office:value="0.388303212851406" calcext:value-type="float">
            <text:p>0.388303212851406</text:p>
          </table:table-cell>
          <table:table-cell table:number-columns-repeated="1019"/>
        </table:table-row>
        <table:table-row table:style-name="ro3">
          <table:table-cell office:value-type="float" office:value="162311" calcext:value-type="float">
            <text:p>162311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50" calcext:value-type="float">
            <text:p>50</text:p>
          </table:table-cell>
          <table:table-cell office:value-type="float" office:value="0.388149635975247" calcext:value-type="float">
            <text:p>0.388149635975247</text:p>
          </table:table-cell>
          <table:table-cell table:formula="of:=AVERAGE([.E39:.E41])" office:value-type="float" office:value="0.305799648543563" calcext:value-type="float">
            <text:p>0.305799648543563</text:p>
          </table:table-cell>
          <table:table-cell table:number-columns-repeated="1018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50" calcext:value-type="float">
            <text:p>50</text:p>
          </table:table-cell>
          <table:table-cell office:value-type="float" office:value="0.328897815754208" calcext:value-type="float">
            <text:p>0.328897815754208</text:p>
          </table:table-cell>
          <table:table-cell table:number-columns-repeated="1019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50" calcext:value-type="float">
            <text:p>50</text:p>
          </table:table-cell>
          <table:table-cell office:value-type="float" office:value="0.200351493901234" calcext:value-type="float">
            <text:p>0.200351493901234</text:p>
          </table:table-cell>
          <table:table-cell table:number-columns-repeated="1019"/>
        </table:table-row>
        <table:table-row table:style-name="ro3">
          <table:table-cell office:value-type="float" office:value="161880" calcext:value-type="float">
            <text:p>161880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" calcext:value-type="float">
            <text:p>100</text:p>
          </table:table-cell>
          <table:table-cell office:value-type="float" office:value="0.342871485943775" calcext:value-type="float">
            <text:p>0.342871485943775</text:p>
          </table:table-cell>
          <table:table-cell table:formula="of:=AVERAGE([.E42:.E44])" office:value-type="float" office:value="0.253765060240964" calcext:value-type="float">
            <text:p>0.253765060240964</text:p>
          </table:table-cell>
          <table:table-cell table:number-columns-repeated="1018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" calcext:value-type="float">
            <text:p>100</text:p>
          </table:table-cell>
          <table:table-cell office:value-type="float" office:value="0.188002008032128" calcext:value-type="float">
            <text:p>0.188002008032128</text:p>
          </table:table-cell>
          <table:table-cell table:number-columns-repeated="1019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" calcext:value-type="float">
            <text:p>100</text:p>
          </table:table-cell>
          <table:table-cell office:value-type="float" office:value="0.230421686746988" calcext:value-type="float">
            <text:p>0.230421686746988</text:p>
          </table:table-cell>
          <table:table-cell table:number-columns-repeated="1019"/>
        </table:table-row>
        <table:table-row table:style-name="ro3">
          <table:table-cell office:value-type="float" office:value="162502" calcext:value-type="float">
            <text:p>162502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500" calcext:value-type="float">
            <text:p>500</text:p>
          </table:table-cell>
          <table:table-cell office:value-type="float" office:value="0.186746987951807" calcext:value-type="float">
            <text:p>0.186746987951807</text:p>
          </table:table-cell>
          <table:table-cell table:formula="of:=AVERAGE([.E45:.E47])" office:value-type="float" office:value="0.176957831325301" calcext:value-type="float">
            <text:p>0.176957831325301</text:p>
          </table:table-cell>
          <table:table-cell table:number-columns-repeated="1018"/>
        </table:table-row>
        <table:table-row table:style-name="ro3">
          <table:table-cell office:value-type="float" office:value="162503" calcext:value-type="float">
            <text:p>162503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500" calcext:value-type="float">
            <text:p>500</text:p>
          </table:table-cell>
          <table:table-cell office:value-type="float" office:value="0.175451807228916" calcext:value-type="float">
            <text:p>0.175451807228916</text:p>
          </table:table-cell>
          <table:table-cell table:number-columns-repeated="1019"/>
        </table:table-row>
        <table:table-row table:style-name="ro3">
          <table:table-cell office:value-type="float" office:value="162504" calcext:value-type="float">
            <text:p>162504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500" calcext:value-type="float">
            <text:p>500</text:p>
          </table:table-cell>
          <table:table-cell office:value-type="float" office:value="0.168674698795181" calcext:value-type="float">
            <text:p>0.168674698795181</text:p>
          </table:table-cell>
          <table:table-cell table:number-columns-repeated="1019"/>
        </table:table-row>
        <table:table-row table:style-name="ro3">
          <table:table-cell office:value-type="float" office:value="161880" calcext:value-type="float">
            <text:p>161880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98293172690763" calcext:value-type="float">
            <text:p>0.198293172690763</text:p>
          </table:table-cell>
          <table:table-cell table:formula="of:=AVERAGE([.E48:.E50])" office:value-type="float" office:value="0.178045515394913" calcext:value-type="float">
            <text:p>0.178045515394913</text:p>
          </table:table-cell>
          <table:table-cell table:number-columns-repeated="1018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7218875502008" calcext:value-type="float">
            <text:p>0.17218875502008</text:p>
          </table:table-cell>
          <table:table-cell table:number-columns-repeated="1019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63654618473896" calcext:value-type="float">
            <text:p>0.163654618473896</text:p>
          </table:table-cell>
          <table:table-cell table:number-columns-repeated="1019"/>
        </table:table-row>
        <table:table-row table:style-name="ro3">
          <table:table-cell office:value-type="float" office:value="162502" calcext:value-type="float">
            <text:p>162502</text:p>
          </table:table-cell>
          <table:table-cell office:value-type="string" calcext:value-type="string">
            <text:p>S-Uniward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194074818013812" calcext:value-type="float">
            <text:p>0.194074818013812</text:p>
          </table:table-cell>
          <table:table-cell table:formula="of:=AVERAGE([.E51:.E53])" office:value-type="float" office:value="0.18227466736112" calcext:value-type="float">
            <text:p>0.18227466736112</text:p>
          </table:table-cell>
          <table:table-cell table:number-columns-repeated="1018"/>
        </table:table-row>
        <table:table-row table:style-name="ro3">
          <table:table-cell office:value-type="float" office:value="162503" calcext:value-type="float">
            <text:p>162503</text:p>
          </table:table-cell>
          <table:table-cell office:value-type="string" calcext:value-type="string">
            <text:p>S-Uniward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16620637711391" calcext:value-type="float">
            <text:p>0.16620637711391</text:p>
          </table:table-cell>
          <table:table-cell table:number-columns-repeated="1019"/>
        </table:table-row>
        <table:table-row table:style-name="ro3">
          <table:table-cell office:value-type="float" office:value="162504" calcext:value-type="float">
            <text:p>162504</text:p>
          </table:table-cell>
          <table:table-cell office:value-type="string" calcext:value-type="string">
            <text:p>S-Uniward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186542806955638" calcext:value-type="float">
            <text:p>0.186542806955638</text:p>
          </table:table-cell>
          <table:table-cell table:number-columns-repeated="1019"/>
        </table:table-row>
        <table:table-row table:style-name="ro3">
          <table:table-cell office:value-type="float" office:value="161880" calcext:value-type="float">
            <text:p>161880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2690763052209" calcext:value-type="float">
            <text:p>0.172690763052209</text:p>
          </table:table-cell>
          <table:table-cell table:formula="of:=AVERAGE([.E54:.E56])" office:value-type="float" office:value="0.173109103078983" calcext:value-type="float">
            <text:p>0.173109103078983</text:p>
          </table:table-cell>
          <table:table-cell table:number-columns-repeated="1018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039156626506" calcext:value-type="float">
            <text:p>0.16039156626506</text:p>
          </table:table-cell>
          <table:table-cell table:number-columns-repeated="1019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86244979919679" calcext:value-type="float">
            <text:p>0.186244979919679</text:p>
          </table:table-cell>
          <table:table-cell table:number-columns-repeated="1019"/>
        </table:table-row>
        <table:table-row table:style-name="ro3">
          <table:table-cell office:value-type="float" office:value="159680" calcext:value-type="float">
            <text:p>159680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" calcext:value-type="float">
            <text:p>1</text:p>
          </table:table-cell>
          <table:table-cell office:value-type="float" office:value="0.984935977906101" calcext:value-type="float">
            <text:p>0.984935977906101</text:p>
          </table:table-cell>
          <table:table-cell table:formula="of:=AVERAGE([.E57:.E59])" office:value-type="float" office:value="0.971127291006646" calcext:value-type="float">
            <text:p>0.971127291006646</text:p>
          </table:table-cell>
          <table:table-cell table:number-columns-repeated="1018"/>
        </table:table-row>
        <table:table-row table:style-name="ro3">
          <table:table-cell office:value-type="float" office:value="159681" calcext:value-type="float">
            <text:p>159681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" calcext:value-type="float">
            <text:p>1</text:p>
          </table:table-cell>
          <table:table-cell office:value-type="float" office:value="0.959578207426265" calcext:value-type="float">
            <text:p>0.959578207426265</text:p>
          </table:table-cell>
          <table:table-cell table:number-columns-repeated="1019"/>
        </table:table-row>
        <table:table-row table:style-name="ro3">
          <table:table-cell office:value-type="float" office:value="159682" calcext:value-type="float">
            <text:p>159682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" calcext:value-type="float">
            <text:p>1</text:p>
          </table:table-cell>
          <table:table-cell office:value-type="float" office:value="0.968867687687573" calcext:value-type="float">
            <text:p>0.968867687687573</text:p>
          </table:table-cell>
          <table:table-cell table:number-columns-repeated="1019"/>
        </table:table-row>
        <table:table-row table:style-name="ro3">
          <table:table-cell office:value-type="float" office:value="161879" calcext:value-type="float">
            <text:p>161879</text:p>
          </table:table-cell>
          <table:table-cell office:value-type="string" calcext:value-type="string">
            <text:p>WOW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0291237763475" calcext:value-type="float">
            <text:p>0.80291237763475</text:p>
          </table:table-cell>
          <table:table-cell table:formula="of:=AVERAGE([.E60:.E62])" office:value-type="float" office:value="0.811197589786394" calcext:value-type="float">
            <text:p>0.811197589786394</text:p>
          </table:table-cell>
          <table:table-cell table:number-columns-repeated="1018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13206126065581" calcext:value-type="float">
            <text:p>0.813206126065581</text:p>
          </table:table-cell>
          <table:table-cell table:number-columns-repeated="1019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17474265658852" calcext:value-type="float">
            <text:p>0.817474265658852</text:p>
          </table:table-cell>
          <table:table-cell table:number-columns-repeated="1019"/>
        </table:table-row>
        <table:table-row table:style-name="ro3">
          <table:table-cell office:value-type="float" office:value="162498" calcext:value-type="float">
            <text:p>162498</text:p>
          </table:table-cell>
          <table:table-cell office:value-type="string" calcext:value-type="string">
            <text:p>WOW Boss</text:p>
          </table:table-cell>
          <table:table-cell office:value-type="float" office:value="9959" calcext:value-type="float">
            <text:p>9959</text:p>
          </table:table-cell>
          <table:table-cell office:value-type="float" office:value="25" calcext:value-type="float">
            <text:p>25</text:p>
          </table:table-cell>
          <table:table-cell office:value-type="float" office:value="0.561244979919679" calcext:value-type="float">
            <text:p>0.561244979919679</text:p>
          </table:table-cell>
          <table:table-cell table:formula="of:=AVERAGE([.E63:.E65])" office:value-type="float" office:value="0.488704819277108" calcext:value-type="float">
            <text:p>0.488704819277108</text:p>
          </table:table-cell>
          <table:table-cell table:number-columns-repeated="1018"/>
        </table:table-row>
        <table:table-row table:style-name="ro3">
          <table:table-cell office:value-type="float" office:value="162499" calcext:value-type="float">
            <text:p>162499</text:p>
          </table:table-cell>
          <table:table-cell office:value-type="string" calcext:value-type="string">
            <text:p>WOW Boss</text:p>
          </table:table-cell>
          <table:table-cell office:value-type="float" office:value="9959" calcext:value-type="float">
            <text:p>9959</text:p>
          </table:table-cell>
          <table:table-cell office:value-type="float" office:value="25" calcext:value-type="float">
            <text:p>25</text:p>
          </table:table-cell>
          <table:table-cell office:value-type="float" office:value="0.6214859437751" calcext:value-type="float">
            <text:p>0.6214859437751</text:p>
          </table:table-cell>
          <table:table-cell table:number-columns-repeated="1019"/>
        </table:table-row>
        <table:table-row table:style-name="ro3">
          <table:table-cell office:value-type="float" office:value="162500" calcext:value-type="float">
            <text:p>162500</text:p>
          </table:table-cell>
          <table:table-cell office:value-type="string" calcext:value-type="string">
            <text:p>WOW Boss</text:p>
          </table:table-cell>
          <table:table-cell office:value-type="float" office:value="9959" calcext:value-type="float">
            <text:p>9959</text:p>
          </table:table-cell>
          <table:table-cell office:value-type="float" office:value="25" calcext:value-type="float">
            <text:p>25</text:p>
          </table:table-cell>
          <table:table-cell office:value-type="float" office:value="0.283383534136546" calcext:value-type="float">
            <text:p>0.283383534136546</text:p>
          </table:table-cell>
          <table:table-cell table:number-columns-repeated="1019"/>
        </table:table-row>
        <table:table-row table:style-name="ro3">
          <table:table-cell office:value-type="float" office:value="162310" calcext:value-type="float">
            <text:p>162310</text:p>
          </table:table-cell>
          <table:table-cell office:value-type="string" calcext:value-type="string">
            <text:p>WOW Boss</text:p>
          </table:table-cell>
          <table:table-cell office:value-type="float" office:value="9952" calcext:value-type="float">
            <text:p>9952</text:p>
          </table:table-cell>
          <table:table-cell office:value-type="float" office:value="50" calcext:value-type="float">
            <text:p>50</text:p>
          </table:table-cell>
          <table:table-cell office:value-type="float" office:value="0.230730605097742" calcext:value-type="float">
            <text:p>0.230730605097742</text:p>
          </table:table-cell>
          <table:table-cell table:formula="of:=AVERAGE([.E66:.E68])" office:value-type="float" office:value="0.301698886956098" calcext:value-type="float">
            <text:p>0.301698886956098</text:p>
          </table:table-cell>
          <table:table-cell table:number-columns-repeated="1018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 office:value-type="float" office:value="9952" calcext:value-type="float">
            <text:p>9952</text:p>
          </table:table-cell>
          <table:table-cell office:value-type="float" office:value="50" calcext:value-type="float">
            <text:p>50</text:p>
          </table:table-cell>
          <table:table-cell office:value-type="float" office:value="0.29826763748539" calcext:value-type="float">
            <text:p>0.29826763748539</text:p>
          </table:table-cell>
          <table:table-cell table:number-columns-repeated="1019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 office:value-type="float" office:value="9952" calcext:value-type="float">
            <text:p>9952</text:p>
          </table:table-cell>
          <table:table-cell office:value-type="float" office:value="50" calcext:value-type="float">
            <text:p>50</text:p>
          </table:table-cell>
          <table:table-cell office:value-type="float" office:value="0.376098418285162" calcext:value-type="float">
            <text:p>0.376098418285162</text:p>
          </table:table-cell>
          <table:table-cell table:number-columns-repeated="1019"/>
        </table:table-row>
        <table:table-row table:style-name="ro3">
          <table:table-cell office:value-type="float" office:value="161879" calcext:value-type="float">
            <text:p>161879</text:p>
          </table:table-cell>
          <table:table-cell office:value-type="string" calcext:value-type="string">
            <text:p>WOW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00" calcext:value-type="float">
            <text:p>100</text:p>
          </table:table-cell>
          <table:table-cell office:value-type="float" office:value="0.320110469502838" calcext:value-type="float">
            <text:p>0.320110469502838</text:p>
          </table:table-cell>
          <table:table-cell table:formula="of:=AVERAGE([.E69:.E71])" office:value-type="float" office:value="0.243869779944041" calcext:value-type="float">
            <text:p>0.243869779944041</text:p>
          </table:table-cell>
          <table:table-cell table:number-columns-repeated="1018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00" calcext:value-type="float">
            <text:p>100</text:p>
          </table:table-cell>
          <table:table-cell office:value-type="float" office:value="0.227717800678963" calcext:value-type="float">
            <text:p>0.227717800678963</text:p>
          </table:table-cell>
          <table:table-cell table:number-columns-repeated="1019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00" calcext:value-type="float">
            <text:p>100</text:p>
          </table:table-cell>
          <table:table-cell office:value-type="float" office:value="0.183781069650322" calcext:value-type="float">
            <text:p>0.183781069650322</text:p>
          </table:table-cell>
          <table:table-cell table:number-columns-repeated="1019"/>
        </table:table-row>
        <table:table-row table:style-name="ro3">
          <table:table-cell office:value-type="float" office:value="162498" calcext:value-type="float">
            <text:p>162498</text:p>
          </table:table-cell>
          <table:table-cell office:value-type="string" calcext:value-type="string">
            <text:p>WOW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200803212851406" calcext:value-type="float">
            <text:p>0.200803212851406</text:p>
          </table:table-cell>
          <table:table-cell table:formula="of:=AVERAGE([.E72:.E74])" office:value-type="float" office:value="0.193022088353414" calcext:value-type="float">
            <text:p>0.193022088353414</text:p>
          </table:table-cell>
          <table:table-cell table:number-columns-repeated="1018"/>
        </table:table-row>
        <table:table-row table:style-name="ro3">
          <table:table-cell office:value-type="float" office:value="162499" calcext:value-type="float">
            <text:p>162499</text:p>
          </table:table-cell>
          <table:table-cell office:value-type="string" calcext:value-type="string">
            <text:p>WOW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167670682730924" calcext:value-type="float">
            <text:p>0.167670682730924</text:p>
          </table:table-cell>
          <table:table-cell table:number-columns-repeated="1019"/>
        </table:table-row>
        <table:table-row table:style-name="ro3">
          <table:table-cell office:value-type="float" office:value="162500" calcext:value-type="float">
            <text:p>162500</text:p>
          </table:table-cell>
          <table:table-cell office:value-type="string" calcext:value-type="string">
            <text:p>WOW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210592369477912" calcext:value-type="float">
            <text:p>0.210592369477912</text:p>
          </table:table-cell>
          <table:table-cell table:number-columns-repeated="1019"/>
        </table:table-row>
        <table:table-row table:style-name="ro3">
          <table:table-cell office:value-type="float" office:value="161879" calcext:value-type="float">
            <text:p>161879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6566265060241" calcext:value-type="float">
            <text:p>0.16566265060241</text:p>
          </table:table-cell>
          <table:table-cell table:formula="of:=AVERAGE([.E75:.E77])" office:value-type="float" office:value="0.177543507362785" calcext:value-type="float">
            <text:p>0.177543507362785</text:p>
          </table:table-cell>
          <table:table-cell table:number-columns-repeated="1018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208082329317269" calcext:value-type="float">
            <text:p>0.208082329317269</text:p>
          </table:table-cell>
          <table:table-cell table:number-columns-repeated="1019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58885542168675" calcext:value-type="float">
            <text:p>0.158885542168675</text:p>
          </table:table-cell>
          <table:table-cell table:number-columns-repeated="1019"/>
        </table:table-row>
        <table:table-row table:style-name="ro3">
          <table:table-cell office:value-type="float" office:value="162498" calcext:value-type="float">
            <text:p>162498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216921918178335" calcext:value-type="float">
            <text:p>0.216921918178335</text:p>
          </table:table-cell>
          <table:table-cell table:formula="of:=AVERAGE([.E78:.E80])" office:value-type="float" office:value="0.296091723180444" calcext:value-type="float">
            <text:p>0.296091723180444</text:p>
          </table:table-cell>
          <table:table-cell table:number-columns-repeated="1018"/>
        </table:table-row>
        <table:table-row table:style-name="ro3">
          <table:table-cell office:value-type="float" office:value="162499" calcext:value-type="float">
            <text:p>162499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26889279441351" calcext:value-type="float">
            <text:p>0.26889279441351</text:p>
          </table:table-cell>
          <table:table-cell table:number-columns-repeated="1019"/>
        </table:table-row>
        <table:table-row table:style-name="ro3">
          <table:table-cell office:value-type="float" office:value="162500" calcext:value-type="float">
            <text:p>162500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402460456949486" calcext:value-type="float">
            <text:p>0.402460456949486</text:p>
          </table:table-cell>
          <table:table-cell table:number-columns-repeated="1019"/>
        </table:table-row>
        <table:table-row table:style-name="ro3">
          <table:table-cell office:value-type="float" office:value="161879" calcext:value-type="float">
            <text:p>161879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3403614457831" calcext:value-type="float">
            <text:p>0.163403614457831</text:p>
          </table:table-cell>
          <table:table-cell table:formula="of:=AVERAGE([.E81:.E83])" office:value-type="float" office:value="0.267904953145917" calcext:value-type="float">
            <text:p>0.267904953145917</text:p>
          </table:table-cell>
          <table:table-cell table:number-columns-repeated="1018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221385542168675" calcext:value-type="float">
            <text:p>0.221385542168675</text:p>
          </table:table-cell>
          <table:table-cell table:number-columns-repeated="1019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8925702811245" calcext:value-type="float">
            <text:p>0.418925702811245</text:p>
          </table:table-cell>
          <table:table-cell table:number-columns-repeated="1019"/>
        </table:table-row>
        <table:table-row table:style-name="ro3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EG" table:style-name="ta1">
        <table:table-column table:style-name="co2" table:number-columns-repeated="5" table:default-cell-style-name="ce8"/>
        <table:table-column table:style-name="co2" table:number-columns-repeated="1019" table:default-cell-style-name="Default"/>
        <table:table-row table:style-name="ro1">
          <table:table-cell table:style-name="ce19" office:value-type="string" calcext:value-type="string">
            <text:p>YEG CNN</text:p>
          </table:table-cell>
          <table:table-cell table:style-name="ce20" office:value-type="string" calcext:value-type="string" table:number-columns-spanned="5" table:number-rows-spanned="1">
            <text:p>*all use an embedding rate of 0.4, and train with 900 epochs using 9960 Raw Boss Data Cover Images</text:p>
          </table:table-cell>
          <table:covered-table-cell table:number-columns-repeated="4" table:style-name="ce5"/>
          <table:table-cell table:style-name="ce5" table:number-columns-repeated="1012"/>
          <table:table-cell table:number-columns-repeated="6"/>
        </table:table-row>
        <table:table-row table:style-name="ro5">
          <table:table-cell table:style-name="ce7" office:value-type="string" calcext:value-type="string">
            <text:p>JOB ID</text:p>
          </table:table-cell>
          <table:table-cell table:style-name="ce7" office:value-type="string" calcext:value-type="string">
            <text:p>STEGO IMAGE DATA</text:p>
          </table:table-cell>
          <table:table-cell table:style-name="ce7" office:value-type="string" calcext:value-type="string">
            <text:p>STEGO IMAGE QUANTITY</text:p>
          </table:table-cell>
          <table:table-cell table:style-name="ce7" office:value-type="string" calcext:value-type="string">
            <text:p>NUMBER of EMBEDDING KEYS </text:p>
          </table:table-cell>
          <table:table-cell table:style-name="ce7" office:value-type="string" calcext:value-type="string">
            <text:p>TEST ACCURACY</text:p>
          </table:table-cell>
          <table:table-cell table:style-name="ce7"/>
          <table:table-cell table:number-columns-repeated="1018"/>
        </table:table-row>
        <table:table-row table:style-name="ro6">
          <table:table-cell office:value-type="float" office:value="188466" calcext:value-type="float">
            <text:p>188466</text:p>
          </table:table-cell>
          <table:table-cell office:value-type="string" calcext:value-type="string">
            <text:p>Hugo B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05397941355067" calcext:value-type="float">
            <text:p>0.505397941355067</text:p>
          </table:table-cell>
          <table:table-cell table:style-name="ce8"/>
          <table:table-cell table:number-columns-repeated="1018"/>
        </table:table-row>
        <table:table-row table:style-name="ro6">
          <table:table-cell office:value-type="float" office:value="185525" calcext:value-type="float">
            <text:p>185525</text:p>
          </table:table-cell>
          <table:table-cell office:value-type="string" calcext:value-type="string">
            <text:p>Hugo Boss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526870919225924" calcext:value-type="float">
            <text:p>0.526870919225924</text:p>
          </table:table-cell>
          <table:table-cell table:style-name="ce8"/>
          <table:table-cell table:number-columns-repeated="1018"/>
        </table:table-row>
        <table:table-row table:style-name="ro6">
          <table:table-cell office:value-type="float" office:value="188467" calcext:value-type="float">
            <text:p>188467</text:p>
          </table:table-cell>
          <table:table-cell office:value-type="string" calcext:value-type="string">
            <text:p>S-Uniward B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07028112449799" calcext:value-type="float">
            <text:p>0.507028112449799</text:p>
          </table:table-cell>
          <table:table-cell table:style-name="ce8"/>
          <table:table-cell table:number-columns-repeated="1018"/>
        </table:table-row>
        <table:table-row table:style-name="ro6">
          <table:table-cell office:value-type="float" office:value="185526" calcext:value-type="float">
            <text:p>185526</text:p>
          </table:table-cell>
          <table:table-cell office:value-type="string" calcext:value-type="string">
            <text:p>S-Uniward Boss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table:style-name="ce8"/>
          <table:table-cell table:number-columns-repeated="1018"/>
        </table:table-row>
        <table:table-row table:style-name="ro7">
          <table:table-cell table:style-name="Default" office:value-type="float" office:value="188468" calcext:value-type="float">
            <text:p>188468</text:p>
          </table:table-cell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office:value-type="float" office:value="0.503" calcext:value-type="float">
            <text:p>0.503</text:p>
          </table:table-cell>
          <table:table-cell table:number-columns-repeated="1019"/>
        </table:table-row>
        <table:table-row table:style-name="ro7">
          <table:table-cell table:style-name="ce11" office:value-type="float" office:value="185527" calcext:value-type="float">
            <text:p>185527</text:p>
          </table:table-cell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table:style-name="Default" office:value-type="float" office:value="0.501506780512305" calcext:value-type="float">
            <text:p>0.501506780512305</text:p>
          </table:table-cell>
          <table:table-cell table:number-columns-repeated="1019"/>
        </table:table-row>
        <table:table-row table:style-name="ro8">
          <table:table-cell table:style-name="Default" table:number-columns-repeated="5"/>
          <table:table-cell table:number-columns-repeated="1019"/>
        </table:table-row>
        <table:table-row table:style-name="ro9">
          <table:table-cell table:style-name="ce19" office:value-type="string" calcext:value-type="string">
            <text:p>YEG CNN</text:p>
          </table:table-cell>
          <table:table-cell table:style-name="ce20" office:value-type="string" calcext:value-type="string" table:number-columns-spanned="5" table:number-rows-spanned="1">
            <text:p>*all use an embedding rate of 0.4, and train with 900 epochs using 3984? Raw Boss Data Cover Images</text:p>
          </table:table-cell>
          <table:covered-table-cell table:number-columns-repeated="3" table:style-name="ce5"/>
          <table:covered-table-cell/>
          <table:table-cell table:number-columns-repeated="1018"/>
        </table:table-row>
        <table:table-row table:style-name="ro10">
          <table:table-cell table:style-name="ce7" office:value-type="string" calcext:value-type="string">
            <text:p>JOB ID</text:p>
          </table:table-cell>
          <table:table-cell table:style-name="ce7" office:value-type="string" calcext:value-type="string">
            <text:p>STEGO IMAGE DATA</text:p>
          </table:table-cell>
          <table:table-cell table:style-name="ce7" office:value-type="string" calcext:value-type="string">
            <text:p>STEGO IMAGE QUANTITY</text:p>
          </table:table-cell>
          <table:table-cell table:style-name="ce7" office:value-type="string" calcext:value-type="string">
            <text:p>NUMBER of EMBEDDING KEYS </text:p>
          </table:table-cell>
          <table:table-cell table:style-name="ce7" office:value-type="string" calcext:value-type="string">
            <text:p>TEST ACCURACY</text:p>
          </table:table-cell>
          <table:table-cell table:number-columns-repeated="1019"/>
        </table:table-row>
        <table:table-row table:style-name="ro7">
          <table:table-cell office:value-type="float" office:value="188469" calcext:value-type="float">
            <text:p>188469</text:p>
          </table:table-cell>
          <table:table-cell office:value-type="string" calcext:value-type="string">
            <text:p>Hugo B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04391468005019" calcext:value-type="float">
            <text:p>0.504391468005019</text:p>
          </table:table-cell>
          <table:table-cell table:number-columns-repeated="1019"/>
        </table:table-row>
        <table:table-row table:style-name="ro7">
          <table:table-cell office:value-type="float" office:value="187342" calcext:value-type="float">
            <text:p>187342</text:p>
          </table:table-cell>
          <table:table-cell office:value-type="string" calcext:value-type="string">
            <text:p>Hugo Boss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500627352572146" calcext:value-type="float">
            <text:p>0.500627352572146</text:p>
          </table:table-cell>
          <table:table-cell table:number-columns-repeated="1019"/>
        </table:table-row>
        <table:table-row table:style-name="ro7">
          <table:table-cell office:value-type="float" office:value="188470" calcext:value-type="float">
            <text:p>188470</text:p>
          </table:table-cell>
          <table:table-cell office:value-type="string" calcext:value-type="string">
            <text:p>S-Uniward B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7">
          <table:table-cell office:value-type="float" office:value="187343" calcext:value-type="float">
            <text:p>187343</text:p>
          </table:table-cell>
          <table:table-cell office:value-type="string" calcext:value-type="string">
            <text:p>S-Uniward Boss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500627352572146" calcext:value-type="float">
            <text:p>0.500627352572146</text:p>
          </table:table-cell>
          <table:table-cell table:number-columns-repeated="1019"/>
        </table:table-row>
        <table:table-row table:style-name="ro7">
          <table:table-cell table:style-name="Default" office:value-type="float" office:value="188471" calcext:value-type="float">
            <text:p>188471</text:p>
          </table:table-cell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1019"/>
        </table:table-row>
        <table:table-row table:style-name="ro7">
          <table:table-cell table:style-name="ce11" office:value-type="float" office:value="187344" calcext:value-type="float">
            <text:p>187344</text:p>
          </table:table-cell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COUCHET.A3:COUCHET.E83" table:contains-header="false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09:01:45.826078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7:44:14.518385436</meta:creation-date>
    <dc:date>2019-04-17T09:02:01.264327102</dc:date>
    <meta:editing-duration>PT9H6M29S</meta:editing-duration>
    <meta:editing-cycles>37</meta:editing-cycles>
    <meta:generator>LibreOffice/6.0.7.3$Linux_X86_64 LibreOffice_project/00m0$Build-3</meta:generator>
    <meta:document-statistic meta:table-count="2" meta:cell-count="5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origin="0" chart:interval-major="0.2" chart:reverse-direction="false" text:line-break="false" loext:try-staggering-first="false" chart:link-data-style-to-source="true" chart:axis-position="1"/>
      <style:graphic-properties svg:stroke-color="#b3b3b3"/>
      <style:text-properties fo:font-size="2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667cm" svg:height="18.506cm" xlink:href=".." xlink:type="simple" chart:class="chart:line" chart:style-name="ch1">
        <chart:title svg:x="10.04cm" svg:y="0.506cm" chart:style-name="ch2">
          <text:p>Hugo Test Accuracy</text:p>
        </chart:title>
        <chart:plot-area chart:style-name="ch3" table:cell-range-address="COUCHET.D3:COUCHET.D3 COUCHET.D6:COUCHET.D6 COUCHET.D9:COUCHET.D9 COUCHET.D12:COUCHET.D12 COUCHET.D15:COUCHET.D15 COUCHET.D18:COUCHET.D18 COUCHET.D21:COUCHET.D21 COUCHET.D24:COUCHET.D24 COUCHET.D27:COUCHET.D27 COUCHET.F3:COUCHET.F3 COUCHET.F6:COUCHET.F6 COUCHET.F9:COUCHET.F9 COUCHET.F12:COUCHET.F12 COUCHET.F15:COUCHET.F15 COUCHET.F18:COUCHET.F18 COUCHET.F21:COUCHET.F21 COUCHET.F24:COUCHET.F24 COUCHET.F27:COUCHET.F27" chart:data-source-has-labels="column" svg:x="2.12cm" svg:y="2.337cm" svg:width="25.974cm" svg:height="14.282cm">
          <chartooo:coordinate-region svg:x="3.562cm" svg:y="2.814cm" svg:width="23.34cm" svg:height="12.602cm"/>
          <chart:axis chart:dimension="x" chart:name="primary-x" chart:style-name="ch4" chartooo:axis-type="auto">
            <chartooo:date-scale/>
            <chart:title svg:x="11.222cm" svg:y="16.989cm" chart:style-name="ch5">
              <text:p>Number of Keys in Dataset</text:p>
            </chart:title>
            <chart:categories table:cell-range-address="COUCHET.D3:COUCHET.D3 COUCHET.D6:COUCHET.D6 COUCHET.D9:COUCHET.D9 COUCHET.D12:COUCHET.D12 COUCHET.D15:COUCHET.D15 COUCHET.D18:COUCHET.D18 COUCHET.D21:COUCHET.D21 COUCHET.D24:COUCHET.D24 COUCHET.D27:COUCHET.D27"/>
            <chart:grid chart:style-name="ch6" chart:class="major"/>
          </chart:axis>
          <chart:axis chart:dimension="y" chart:name="primary-y" chart:style-name="ch7">
            <chart:title svg:x="0.451cm" svg:y="10.889cm" chart:style-name="ch8">
              <text:p>Accuracy</text:p>
            </chart:title>
            <chart:grid chart:style-name="ch6" chart:class="major"/>
          </chart:axis>
          <chart:series chart:style-name="ch9" chart:values-cell-range-address="COUCHET.F3:COUCHET.F3 COUCHET.F6:COUCHET.F6 COUCHET.F9:COUCHET.F9 COUCHET.F12:COUCHET.F12 COUCHET.F15:COUCHET.F15 COUCHET.F18:COUCHET.F18 COUCHET.F21:COUCHET.F21 COUCHET.F24:COUCHET.F24 COUCHET.F27:COUCHET.F27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UCHET.D3:COUCHET.D3 COUCHET.D6:COUCHET.D6 COUCHET.D9:COUCHET.D9 COUCHET.D12:COUCHET.D12 COUCHET.D15:COUCHET.D15 COUCHET.D18:COUCHET.D18 COUCHET.D21:COUCHET.D21 COUCHET.D24:COUCHET.D24 COUCHET.D27:COUCHET.D27</svg:desc>
                </draw:g>
              </table:table-cell>
              <table:table-cell office:value-type="float" office:value="0.9652690601724">
                <text:p>0.9652690601724</text:p>
                <draw:g>
                  <svg:desc>COUCHET.F3:COUCHET.F3 COUCHET.F6:COUCHET.F6 COUCHET.F9:COUCHET.F9 COUCHET.F12:COUCHET.F12 COUCHET.F15:COUCHET.F15 COUCHET.F18:COUCHET.F18 COUCHET.F21:COUCHET.F21 COUCHET.F24:COUCHET.F24 COUCHET.F27:COUCHET.F2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55042263000757">
                <text:p>0.7550422630007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37834672021419">
                <text:p>0.43783467202141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2195999695173">
                <text:p>0.2421959996951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818060090768">
                <text:p>0.2581806009076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635207496653">
                <text:p>0.17963520749665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795515394913">
                <text:p>0.2179551539491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70097054886211">
                <text:p>0.17009705488621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7745983935743">
                <text:p>0.177459839357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interval-major="0.2" chart:reverse-direction="false" text:line-break="false" loext:try-staggering-first="false" chart:link-data-style-to-source="true" chart:axis-position="1"/>
      <style:graphic-properties svg:stroke-color="#b3b3b3"/>
      <style:text-properties fo:font-size="24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5cm" svg:height="15.997cm" xlink:href=".." xlink:type="simple" chart:class="chart:line" chart:style-name="ch1">
        <chart:title svg:x="8.952cm" svg:y="0.455cm" chart:style-name="ch2">
          <text:p>S-Uniward Test Accuracy</text:p>
        </chart:title>
        <chart:plot-area chart:style-name="ch3" table:cell-range-address="COUCHET.D30:COUCHET.D30 COUCHET.D33:COUCHET.D33 COUCHET.D36:COUCHET.D36 COUCHET.D39:COUCHET.D39 COUCHET.D42:COUCHET.D42 COUCHET.D45:COUCHET.D45 COUCHET.D48:COUCHET.D48 COUCHET.D51:COUCHET.D51 COUCHET.D54:COUCHET.D54 COUCHET.F30:COUCHET.F30 COUCHET.F33:COUCHET.F33 COUCHET.F36:COUCHET.F36 COUCHET.F39:COUCHET.F39 COUCHET.F42:COUCHET.F42 COUCHET.F45:COUCHET.F45 COUCHET.F48:COUCHET.F48 COUCHET.F51:COUCHET.F51 COUCHET.F54:COUCHET.F54" chart:data-source-has-labels="column" svg:x="2.117cm" svg:y="2.235cm" svg:width="25.813cm" svg:height="11.926cm">
          <chartooo:coordinate-region svg:x="3.559cm" svg:y="2.712cm" svg:width="23.179cm" svg:height="10.246cm"/>
          <chart:axis chart:dimension="x" chart:name="primary-x" chart:style-name="ch4" chartooo:axis-type="auto">
            <chartooo:date-scale/>
            <chart:title svg:x="11.138cm" svg:y="14.48cm" chart:style-name="ch5">
              <text:p>Number of Keys in Dataset</text:p>
            </chart:title>
            <chart:categories table:cell-range-address="COUCHET.D30:COUCHET.D30 COUCHET.D33:COUCHET.D33 COUCHET.D36:COUCHET.D36 COUCHET.D39:COUCHET.D39 COUCHET.D42:COUCHET.D42 COUCHET.D45:COUCHET.D45 COUCHET.D48:COUCHET.D48 COUCHET.D51:COUCHET.D51 COUCHET.D54:COUCHET.D54"/>
          </chart:axis>
          <chart:axis chart:dimension="y" chart:name="primary-y" chart:style-name="ch6">
            <chart:title svg:x="0.451cm" svg:y="9.609cm" chart:style-name="ch7">
              <text:p>Accuracy</text:p>
            </chart:title>
            <chart:grid chart:style-name="ch8" chart:class="major"/>
          </chart:axis>
          <chart:series chart:style-name="ch9" chart:values-cell-range-address="COUCHET.F30:COUCHET.F30 COUCHET.F33:COUCHET.F33 COUCHET.F36:COUCHET.F36 COUCHET.F39:COUCHET.F39 COUCHET.F42:COUCHET.F42 COUCHET.F45:COUCHET.F45 COUCHET.F48:COUCHET.F48 COUCHET.F51:COUCHET.F51 COUCHET.F54:COUCHET.F5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UCHET.D30:COUCHET.D30 COUCHET.D33:COUCHET.D33 COUCHET.D36:COUCHET.D36 COUCHET.D39:COUCHET.D39 COUCHET.D42:COUCHET.D42 COUCHET.D45:COUCHET.D45 COUCHET.D48:COUCHET.D48 COUCHET.D51:COUCHET.D51 COUCHET.D54:COUCHET.D54</svg:desc>
                </draw:g>
              </table:table-cell>
              <table:table-cell office:value-type="float" office:value="0.941693005388362">
                <text:p>0.941693005388362</text:p>
                <draw:g>
                  <svg:desc>COUCHET.F30:COUCHET.F30 COUCHET.F33:COUCHET.F33 COUCHET.F36:COUCHET.F36 COUCHET.F39:COUCHET.F39 COUCHET.F42:COUCHET.F42 COUCHET.F45:COUCHET.F45 COUCHET.F48:COUCHET.F48 COUCHET.F51:COUCHET.F51 COUCHET.F54:COUCHET.F5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65076575500515">
                <text:p>0.66507657550051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84354082998661">
                <text:p>0.4843540829986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05799648543563">
                <text:p>0.3057996485435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3765060240964">
                <text:p>0.25376506024096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6957831325301">
                <text:p>0.1769578313253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8045515394913">
                <text:p>0.17804551539491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8227466736112">
                <text:p>0.1822746673611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73109103078983">
                <text:p>0.1731091030789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interval-major="0.2" chart:reverse-direction="false" text:line-break="false" loext:try-staggering-first="false" chart:link-data-style-to-source="true" chart:axis-position="1"/>
      <style:graphic-properties svg:stroke-color="#b3b3b3"/>
      <style:text-properties fo:font-size="24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127cm" svg:height="15.821cm" xlink:href=".." xlink:type="simple" chart:class="chart:line" chart:style-name="ch1">
        <chart:title svg:x="9.876cm" svg:y="0.452cm" chart:style-name="ch2">
          <text:p>Wow Test Accuracy</text:p>
        </chart:title>
        <chart:plot-area chart:style-name="ch3" table:cell-range-address="COUCHET.D57:COUCHET.D57 COUCHET.D60:COUCHET.D60 COUCHET.D63:COUCHET.D63 COUCHET.D66:COUCHET.D66 COUCHET.D69:COUCHET.D69 COUCHET.D72:COUCHET.D72 COUCHET.D75:COUCHET.D75 COUCHET.D78:COUCHET.D78 COUCHET.D81:COUCHET.D81 COUCHET.F57:COUCHET.F57 COUCHET.F60:COUCHET.F60 COUCHET.F63:COUCHET.F63 COUCHET.F66:COUCHET.F66 COUCHET.F69:COUCHET.F69 COUCHET.F72:COUCHET.F72 COUCHET.F75:COUCHET.F75 COUCHET.F78:COUCHET.F78 COUCHET.F81:COUCHET.F81" chart:data-source-has-labels="column" svg:x="2.109cm" svg:y="2.229cm" svg:width="25.456cm" svg:height="11.759cm">
          <chartooo:coordinate-region svg:x="3.551cm" svg:y="2.706cm" svg:width="22.822cm" svg:height="10.079cm"/>
          <chart:axis chart:dimension="x" chart:name="primary-x" chart:style-name="ch4" chartooo:axis-type="auto">
            <chartooo:date-scale/>
            <chart:title svg:x="10.952cm" svg:y="14.304cm" chart:style-name="ch5">
              <text:p>Number of Keys in Dataset</text:p>
            </chart:title>
            <chart:categories table:cell-range-address="COUCHET.D57:COUCHET.D57 COUCHET.D60:COUCHET.D60 COUCHET.D63:COUCHET.D63 COUCHET.D66:COUCHET.D66 COUCHET.D69:COUCHET.D69 COUCHET.D72:COUCHET.D72 COUCHET.D75:COUCHET.D75 COUCHET.D78:COUCHET.D78 COUCHET.D81:COUCHET.D81"/>
          </chart:axis>
          <chart:axis chart:dimension="y" chart:name="primary-y" chart:style-name="ch6">
            <chart:title svg:x="0.451cm" svg:y="9.519cm" chart:style-name="ch7">
              <text:p>Accuracy</text:p>
            </chart:title>
            <chart:grid chart:style-name="ch8" chart:class="major"/>
          </chart:axis>
          <chart:series chart:style-name="ch9" chart:values-cell-range-address="COUCHET.F57:COUCHET.F57 COUCHET.F60:COUCHET.F60 COUCHET.F63:COUCHET.F63 COUCHET.F66:COUCHET.F66 COUCHET.F69:COUCHET.F69 COUCHET.F72:COUCHET.F72 COUCHET.F75:COUCHET.F75 COUCHET.F78:COUCHET.F78 COUCHET.F81:COUCHET.F8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UCHET.D57:COUCHET.D57 COUCHET.D60:COUCHET.D60 COUCHET.D63:COUCHET.D63 COUCHET.D66:COUCHET.D66 COUCHET.D69:COUCHET.D69 COUCHET.D72:COUCHET.D72 COUCHET.D75:COUCHET.D75 COUCHET.D78:COUCHET.D78 COUCHET.D81:COUCHET.D81</svg:desc>
                </draw:g>
              </table:table-cell>
              <table:table-cell office:value-type="float" office:value="0.971127291006646">
                <text:p>0.971127291006646</text:p>
                <draw:g>
                  <svg:desc>COUCHET.F57:COUCHET.F57 COUCHET.F60:COUCHET.F60 COUCHET.F63:COUCHET.F63 COUCHET.F66:COUCHET.F66 COUCHET.F69:COUCHET.F69 COUCHET.F72:COUCHET.F72 COUCHET.F75:COUCHET.F75 COUCHET.F78:COUCHET.F78 COUCHET.F81:COUCHET.F8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11197589786394">
                <text:p>0.8111975897863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88704819277108">
                <text:p>0.4887048192771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01698886956098">
                <text:p>0.3016988869560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43869779944041">
                <text:p>0.24386977994404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93022088353414">
                <text:p>0.1930220883534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7543507362785">
                <text:p>0.1775435073627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296091723180444">
                <text:p>0.2960917231804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67904953145917">
                <text:p>0.2679049531459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